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60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e6e6ff" fo:border="0.002cm solid #000000"/>
    </style:style>
    <style:style style:name="ce5" style:family="table-cell" style:parent-style-name="Default" style:data-style-name="N109">
      <style:table-cell-properties fo:border="0.002cm solid #000000"/>
    </style:style>
    <style:style style:name="ce6" style:family="table-cell" style:parent-style-name="Default" style:data-style-name="N108">
      <style:table-cell-properties fo:border="0.002cm solid #000000"/>
    </style:style>
    <style:style style:name="ce7" style:family="table-cell" style:parent-style-name="Default">
      <style:table-cell-properties fo:wrap-option="wrap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Rang</text:p>
          </table:table-cell>
          <table:table-cell table:style-name="ce1" office:value-type="string">
            <text:p>ttf (en jours)</text:p>
          </table:table-cell>
          <table:table-cell table:style-name="ce1" office:value-type="string">
            <text:p>N(t)</text:p>
          </table:table-cell>
          <table:table-cell table:style-name="ce1" office:value-type="string">
            <text:p>R(t) obs</text:p>
          </table:table-cell>
          <table:table-cell table:style-name="ce1" office:value-type="string">
            <text:p>R(t) expo.</text:p>
          </table:table-cell>
          <table:table-cell table:style-name="ce1" office:value-type="string">
            <text:p>Taux de défaillance</text:p>
          </table:table-cell>
          <table:table-cell table:style-name="ce7" office:value-type="string" table:number-columns-spanned="1" table:number-rows-spanned="2">
            <text:p>ABS(Rt_expo -Rt_rg_median)</text:p>
          </table:table-cell>
        </table:table-row>
        <table:table-row table:style-name="ro1">
          <table:table-cell table:style-name="ce2" office:value-type="string">
            <text:p>i</text:p>
          </table:table-cell>
          <table:table-cell table:style-name="ce2" office:value-type="string">
            <text:p>ttf</text:p>
          </table:table-cell>
          <table:table-cell table:style-name="ce2" office:value-type="string">
            <text:p>Nt</text:p>
          </table:table-cell>
          <table:table-cell table:style-name="ce2" office:value-type="string">
            <text:p>Rt_rg_median</text:p>
          </table:table-cell>
          <table:table-cell table:style-name="ce2" office:value-type="string">
            <text:p>Rt_expo</text:p>
          </table:table-cell>
          <table:table-cell table:style-name="ce1" office:value-type="string">
            <text:p>(en jr-1)</text:p>
          </table:table-cell>
          <table:covered-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formula="of:=COUNT(ttf)" office:value-type="float" office:value="9">
            <text:p>9</text:p>
          </table:table-cell>
          <table:table-cell table:formula="of:=[.C3]/[.C$3]" office:value-type="float" office:value="1">
            <text:p>1</text:p>
          </table:table-cell>
          <table:table-cell table:formula="of:=EXP(-[.B$19]*[.B3])" office:value-type="float" office:value="1">
            <text:p>1</text:p>
          </table:table-cell>
          <table:table-cell table:style-name="ce3"/>
          <table:table-cell table:formula="of:=ABS([.D3]-[.E3])" office:value-type="float" office:value="0">
            <text:p>0</text:p>
          </table:table-cell>
        </table:table-row>
        <table:table-row table:style-name="ro2">
          <table:table-cell table:formula="of:=[.A3]+1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3]-1" office:value-type="float" office:value="8">
            <text:p>8</text:p>
          </table:table-cell>
          <table:table-cell table:formula="of:=1- (i-0.3)/([.C$3]+0.4)" office:value-type="float" office:value="0.925531914893617">
            <text:p>0,93</text:p>
          </table:table-cell>
          <table:table-cell table:formula="of:=EXP(-[.B$19]*[.B4])" office:value-type="float" office:value="0.877713733282182">
            <text:p>0,88</text:p>
          </table:table-cell>
          <table:table-cell table:formula="of:=1/[.C3]/([.B4]-[.B3])" office:value-type="float" office:value="0.0111111111111111">
            <text:p>0,011</text:p>
          </table:table-cell>
          <table:table-cell table:formula="of:=ABS([.D4]-[.E4])" office:value-type="float" office:value="0.0478181816114347">
            <text:p>0,05</text:p>
          </table:table-cell>
        </table:table-row>
        <table:table-row table:style-name="ro2">
          <table:table-cell table:formula="of:=[.A4]+1"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[.C4]-1" office:value-type="float" office:value="7">
            <text:p>7</text:p>
          </table:table-cell>
          <table:table-cell table:formula="of:=1- (i-0.3)/([.C$3]+0.4)" office:value-type="float" office:value="0.819148936170213">
            <text:p>0,82</text:p>
          </table:table-cell>
          <table:table-cell table:formula="of:=EXP(-[.B$19]*[.B5])" office:value-type="float" office:value="0.801124326032218">
            <text:p>0,8</text:p>
          </table:table-cell>
          <table:table-cell table:formula="of:=1/[.C4]/([.B5]-[.B4])" office:value-type="float" office:value="0.0178571428571429">
            <text:p>0,018</text:p>
          </table:table-cell>
          <table:table-cell table:formula="of:=ABS([.D5]-[.E5])" office:value-type="float" office:value="0.0180246101379952">
            <text:p>0,02</text:p>
          </table:table-cell>
        </table:table-row>
        <table:table-row table:style-name="ro2">
          <table:table-cell table:formula="of:=[.A5]+1" office:value-type="float" office:value="3">
            <text:p>3</text:p>
          </table:table-cell>
          <table:table-cell office:value-type="float" office:value="29">
            <text:p>29</text:p>
          </table:table-cell>
          <table:table-cell table:formula="of:=[.C5]-1" office:value-type="float" office:value="6">
            <text:p>6</text:p>
          </table:table-cell>
          <table:table-cell table:formula="of:=1- (i-0.3)/([.C$3]+0.4)" office:value-type="float" office:value="0.712765957446808">
            <text:p>0,71</text:p>
          </table:table-cell>
          <table:table-cell table:formula="of:=EXP(-[.B$19]*[.B6])" office:value-type="float" office:value="0.685051768197032">
            <text:p>0,69</text:p>
          </table:table-cell>
          <table:table-cell table:formula="of:=1/[.C5]/([.B6]-[.B5])" office:value-type="float" office:value="0.0119047619047619">
            <text:p>0,012</text:p>
          </table:table-cell>
          <table:table-cell table:formula="of:=ABS([.D6]-[.E6])" office:value-type="float" office:value="0.0277141892497762">
            <text:p>0,03</text:p>
          </table:table-cell>
        </table:table-row>
        <table:table-row table:style-name="ro2">
          <table:table-cell table:formula="of:=[.A6]+1" office:value-type="float" office:value="4">
            <text:p>4</text:p>
          </table:table-cell>
          <table:table-cell office:value-type="float" office:value="45">
            <text:p>45</text:p>
          </table:table-cell>
          <table:table-cell table:formula="of:=[.C6]-1" office:value-type="float" office:value="5">
            <text:p>5</text:p>
          </table:table-cell>
          <table:table-cell table:formula="of:=1- (i-0.3)/([.C$3]+0.4)" office:value-type="float" office:value="0.606382978723404">
            <text:p>0,61</text:p>
          </table:table-cell>
          <table:table-cell table:formula="of:=EXP(-[.B$19]*[.B7])" office:value-type="float" office:value="0.556016937681773">
            <text:p>0,56</text:p>
          </table:table-cell>
          <table:table-cell table:formula="of:=1/[.C6]/([.B7]-[.B6])" office:value-type="float" office:value="0.0104166666666667">
            <text:p>0,010</text:p>
          </table:table-cell>
          <table:table-cell table:formula="of:=ABS([.D7]-[.E7])" office:value-type="float" office:value="0.0503660410416314">
            <text:p>0,05</text:p>
          </table:table-cell>
        </table:table-row>
        <table:table-row table:style-name="ro2">
          <table:table-cell table:formula="of:=[.A7]+1" office:value-type="float" office:value="5">
            <text:p>5</text:p>
          </table:table-cell>
          <table:table-cell office:value-type="float" office:value="58">
            <text:p>58</text:p>
          </table:table-cell>
          <table:table-cell table:formula="of:=[.C7]-1" office:value-type="float" office:value="4">
            <text:p>4</text:p>
          </table:table-cell>
          <table:table-cell table:formula="of:=1- (i-0.3)/([.C$3]+0.4)" office:value-type="float" office:value="0.5">
            <text:p>0,5</text:p>
          </table:table-cell>
          <table:table-cell table:formula="of:=EXP(-[.B$19]*[.B8])" office:value-type="float" office:value="0.46929592510988">
            <text:p>0,47</text:p>
          </table:table-cell>
          <table:table-cell table:formula="of:=1/[.C7]/([.B8]-[.B7])" office:value-type="float" office:value="0.0153846153846154">
            <text:p>0,015</text:p>
          </table:table-cell>
          <table:table-cell table:formula="of:=ABS([.D8]-[.E8])" office:value-type="float" office:value="0.0307040748901196">
            <text:p>0,03</text:p>
          </table:table-cell>
        </table:table-row>
        <table:table-row table:style-name="ro2">
          <table:table-cell table:formula="of:=[.A8]+1" office:value-type="float" office:value="6">
            <text:p>6</text:p>
          </table:table-cell>
          <table:table-cell office:value-type="float" office:value="82">
            <text:p>82</text:p>
          </table:table-cell>
          <table:table-cell table:formula="of:=[.C8]-1" office:value-type="float" office:value="3">
            <text:p>3</text:p>
          </table:table-cell>
          <table:table-cell table:formula="of:=1- (i-0.3)/([.C$3]+0.4)" office:value-type="float" office:value="0.393617021276596">
            <text:p>0,39</text:p>
          </table:table-cell>
          <table:table-cell table:formula="of:=EXP(-[.B$19]*[.B9])" office:value-type="float" office:value="0.343157683981879">
            <text:p>0,34</text:p>
          </table:table-cell>
          <table:table-cell table:formula="of:=1/[.C8]/([.B9]-[.B8])" office:value-type="float" office:value="0.0104166666666667">
            <text:p>0,010</text:p>
          </table:table-cell>
          <table:table-cell table:formula="of:=ABS([.D9]-[.E9])" office:value-type="float" office:value="0.050459337294717">
            <text:p>0,05</text:p>
          </table:table-cell>
        </table:table-row>
        <table:table-row table:style-name="ro2">
          <table:table-cell table:formula="of:=[.A9]+1" office:value-type="float" office:value="7">
            <text:p>7</text:p>
          </table:table-cell>
          <table:table-cell office:value-type="float" office:value="101">
            <text:p>101</text:p>
          </table:table-cell>
          <table:table-cell table:formula="of:=[.C9]-1" office:value-type="float" office:value="2">
            <text:p>2</text:p>
          </table:table-cell>
          <table:table-cell table:formula="of:=1- (i-0.3)/([.C$3]+0.4)" office:value-type="float" office:value="0.287234042553191">
            <text:p>0,29</text:p>
          </table:table-cell>
          <table:table-cell table:formula="of:=EXP(-[.B$19]*[.B10])" office:value-type="float" office:value="0.267833086424554">
            <text:p>0,27</text:p>
          </table:table-cell>
          <table:table-cell table:formula="of:=1/[.C9]/([.B10]-[.B9])" office:value-type="float" office:value="0.0175438596491228">
            <text:p>0,018</text:p>
          </table:table-cell>
          <table:table-cell table:formula="of:=ABS([.D10]-[.E10])" office:value-type="float" office:value="0.0194009561286378">
            <text:p>0,02</text:p>
          </table:table-cell>
        </table:table-row>
        <table:table-row table:style-name="ro2">
          <table:table-cell table:formula="of:=[.A10]+1" office:value-type="float" office:value="8">
            <text:p>8</text:p>
          </table:table-cell>
          <table:table-cell office:value-type="float" office:value="144">
            <text:p>144</text:p>
          </table:table-cell>
          <table:table-cell table:formula="of:=[.C10]-1" office:value-type="float" office:value="1">
            <text:p>1</text:p>
          </table:table-cell>
          <table:table-cell table:formula="of:=1- (i-0.3)/([.C$3]+0.4)" office:value-type="float" office:value="0.180851063829787">
            <text:p>0,18</text:p>
          </table:table-cell>
          <table:table-cell table:formula="of:=EXP(-[.B$19]*[.B11])" office:value-type="float" office:value="0.152855710747769">
            <text:p>0,15</text:p>
          </table:table-cell>
          <table:table-cell table:formula="of:=1/[.C10]/([.B11]-[.B10])" office:value-type="float" office:value="0.0116279069767442">
            <text:p>0,012</text:p>
          </table:table-cell>
          <table:table-cell table:formula="of:=ABS([.D11]-[.E11])" office:value-type="float" office:value="0.0279953530820184">
            <text:p>0,03</text:p>
          </table:table-cell>
        </table:table-row>
        <table:table-row table:style-name="ro2">
          <table:table-cell table:formula="of:=[.A11]+1" office:value-type="float" office:value="9">
            <text:p>9</text:p>
          </table:table-cell>
          <table:table-cell office:value-type="float" office:value="204">
            <text:p>204</text:p>
          </table:table-cell>
          <table:table-cell table:formula="of:=[.C11]-1" office:value-type="float" office:value="0">
            <text:p>0</text:p>
          </table:table-cell>
          <table:table-cell table:formula="of:=1- (i-0.3)/([.C$3]+0.4)" office:value-type="float" office:value="0.0744680851063831">
            <text:p>0,07</text:p>
          </table:table-cell>
          <table:table-cell table:formula="of:=EXP(-[.B$19]*[.B12])" office:value-type="float" office:value="0.0698874236417966">
            <text:p>0,07</text:p>
          </table:table-cell>
          <table:table-cell table:formula="of:=1/[.C11]/([.B12]-[.B11])" office:value-type="float" office:value="0.0166666666666667">
            <text:p>0,017</text:p>
          </table:table-cell>
          <table:table-cell table:formula="of:=ABS([.D12]-[.E12])" office:value-type="float" office:value="0.00458066146458651">
            <text:p>0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 table:formula="of:=SUM([.G3:.G12])" office:value-type="float" office:value="0.277063404900917">
            <text:p>0,28</text:p>
          </table:table-cell>
        </table:table-row>
        <table:table-row table:style-name="ro2">
          <table:table-cell table:style-name="ce4" office:value-type="string">
            <text:p>t (en jour)</text:p>
          </table:table-cell>
          <table:table-cell table:style-name="ce4" office:value-type="string">
            <text:p>N(t)</text:p>
          </table:table-cell>
          <table:table-cell table:style-name="ce4" office:value-type="string">
            <text:p>R(t) obs</text:p>
          </table:table-cell>
          <table:table-cell table:style-name="ce4" office:value-type="string">
            <text:p>R(t) expo.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50">
            <text:p>50</text:p>
          </table:table-cell>
          <table:table-cell table:formula="of:=COUNT(ttf)-COUNTIF(ttf;&quot;&lt;&quot;&amp;[.A15])" office:value-type="float" office:value="5">
            <text:p>5</text:p>
          </table:table-cell>
          <table:table-cell table:formula="of:=[.B15]/COUNT(ttf)" office:value-type="float" office:value="0.555555555555556">
            <text:p>0,56</text:p>
          </table:table-cell>
          <table:table-cell table:style-name="ce6" table:formula="of:=EXP(-[.B$19]*[.A15])" office:value-type="float" office:value="0.520912127311744">
            <text:p>0,521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0">
            <text:p>100</text:p>
          </table:table-cell>
          <table:table-cell table:formula="of:=COUNT(ttf)-COUNTIF(ttf;&quot;&lt;&quot;&amp;[.A16])" office:value-type="float" office:value="3">
            <text:p>3</text:p>
          </table:table-cell>
          <table:table-cell table:formula="of:=[.B16]/COUNT(ttf)" office:value-type="float" office:value="0.333333333333333">
            <text:p>0,33</text:p>
          </table:table-cell>
          <table:table-cell table:style-name="ce6" table:formula="of:=EXP(-[.B$19]*[.A16])" office:value-type="float" office:value="0.271349444380447">
            <text:p>0,271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6"/>
          <table:table-cell/>
        </table:table-row>
        <table:table-row table:style-name="ro2">
          <table:table-cell table:style-name="ce4" office:value-type="string">
            <text:p>MTTF</text:p>
          </table:table-cell>
          <table:table-cell table:formula="of:=AVERAGE(ttf)" office:value-type="float" office:value="76.6666666666667">
            <text:p>76,67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" office:value-type="string">
            <text:p>Lambda</text:p>
          </table:table-cell>
          <table:table-cell table:style-name="ce5" table:formula="of:=1/[.B18]" office:value-type="float" office:value="0.0130434782608696">
            <text:p>0,0130</text:p>
          </table:table-cell>
          <table:table-cell table:style-name="Default" table:number-columns-repeated="4"/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2" table:number-rows-repeated="2">
          <table:table-cell/>
        </table:table-row>
        <table:table-row table:style-name="ro2">
          <table:table-cell>
            <draw:frame table:end-cell-address="Feuille2.E18" table:end-x="1.6cm" table:end-y="0.226cm" draw:z-index="0" draw:style-name="gr1" svg:width="10.632cm" svg:height="6.999cm" svg:x="0cm" svg:y="0.001cm">
              <draw:object draw:notify-on-update-of-ranges="Feuille1.B3:Feuille1.B12 Feuille1.D2:Feuille1.D2 Feuille1.D3:Feuille1.D12 Feuille1.B3:Feuille1.B12 Feuille1.E2:Feuille1.E2 Feuille1.E3:Feuille1.E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named-expressions>
        <table:named-range table:name="ttf" table:base-cell-address="$Feuille1.$A$11" table:cell-range-address="$Feuille1.$B$4:.$B$12"/>
        <table:named-range table:name="Rt_obs" table:base-cell-address="$Feuille1.$C$12" table:cell-range-address="$Feuille1.$D$3:.$D$12"/>
        <table:named-range table:name="Nt" table:base-cell-address="$Feuille1.$B$12" table:cell-range-address="$Feuille1.$C$3:.$C$12"/>
        <table:named-range table:name="i" table:base-cell-address="$Feuille1.$A$12" table:cell-range-address="$Feuille1.$A$3: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04/11/2011</text:date>, <text:time>07:1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4T07:11:18.75</dc:date>
    <meta:editing-duration>PT2H13M31S</meta:editing-duration>
    <meta:editing-cycles>8</meta:editing-cycles>
    <meta:generator>OpenOffice.org/3.3$Win32 OpenOffice.org_project/330m20$Build-9567</meta:generator>
    <meta:document-statistic meta:table-count="2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33cm" svg:height="7cm" xlink:href=".." xlink:type="simple" chart:class="chart:scatter" chart:style-name="ch1">
        <chart:legend chart:legend-position="end" svg:x="3.873cm" svg:y="0.944cm" chart:style-name="ch2"/>
        <chart:plot-area chart:style-name="ch3" table:cell-range-address="Feuille1.B3:Feuille1.B12 Feuille1.D2:Feuille1.E12" chart:data-source-has-labels="row" svg:x="0.212cm" svg:y="0.139cm" svg:width="10.087cm" svg:height="6.579cm">
          <chartooo:coordinate-region svg:x="0.86cm" svg:y="0.325cm" svg:width="9.199cm" svg:height="5.7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3:Feuille1.D12" chart:label-cell-address="Feuille1.D2:Feuille1.D2" chart:class="chart:scatter">
            <chart:domain table:cell-range-address="Feuille1.B3:Feuille1.B12"/>
            <chart:data-point chart:repeated="10"/>
          </chart:series>
          <chart:series chart:style-name="ch8" chart:values-cell-range-address="Feuille1.E3:Feuille1.E12" chart:label-cell-address="Feuille1.E2:Feuille1.E2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t_rg_median</text:p>
                <draw:g>
                  <svg:desc>Feuille1.D2:Feuille1.D2</svg:desc>
                </draw:g>
              </table:table-cell>
              <table:table-cell office:value-type="string">
                <text:p>Rt_expo</text:p>
                <draw:g>
                  <svg:desc>Feuille1.E2:Feui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2</svg:desc>
                </draw:g>
              </table:table-cell>
              <table:table-cell office:value-type="float" office:value="1">
                <text:p>1</text:p>
                <draw:g>
                  <svg:desc>Feuille1.D3:Feuille1.D12</svg:desc>
                </draw:g>
              </table:table-cell>
              <table:table-cell office:value-type="float" office:value="1">
                <text:p>1</text:p>
                <draw:g>
                  <svg:desc>Feuille1.E3:Feuille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25531914893617">
                <text:p>0.925531914893617</text:p>
              </table:table-cell>
              <table:table-cell office:value-type="float" office:value="0.877713733282182">
                <text:p>0.877713733282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819148936170213">
                <text:p>0.819148936170213</text:p>
              </table:table-cell>
              <table:table-cell office:value-type="float" office:value="0.801124326032218">
                <text:p>0.801124326032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685051768197032">
                <text:p>0.685051768197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0.606382978723404">
                <text:p>0.606382978723404</text:p>
              </table:table-cell>
              <table:table-cell office:value-type="float" office:value="0.556016937681773">
                <text:p>0.556016937681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.46929592510988">
                <text:p>0.46929592510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0.343157683981879">
                <text:p>0.343157683981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0.287234042553191">
                <text:p>0.287234042553191</text:p>
              </table:table-cell>
              <table:table-cell office:value-type="float" office:value="0.267833086424554">
                <text:p>0.267833086424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0.180851063829787">
                <text:p>0.180851063829787</text:p>
              </table:table-cell>
              <table:table-cell office:value-type="float" office:value="0.152855710747769">
                <text:p>0.152855710747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">
                <text:p>204</text:p>
              </table:table-cell>
              <table:table-cell office:value-type="float" office:value="0.0744680851063831">
                <text:p>0.0744680851063831</text:p>
              </table:table-cell>
              <table:table-cell office:value-type="float" office:value="0.0698874236417966">
                <text:p>0.0698874236417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